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gral </text:p>
      <text:p text:style-name="Standard">Riemann </text:p>
      <text:p text:style-name="Standard"/>
      <text:p text:style-name="Standard">S = lim <text:span text:style-name="T1">Σi=1, N <text:s/>f(ti)(xi+1 – xi) = integral de a a b de f de x dx</text:span></text:p>
      <text:p text:style-name="Standard"><text:span text:style-name="T1">Δx</text:span>(xi+1 – xi) → 0</text:p>
      <text:p text:style-name="Standard"/>
      <text:p text:style-name="Standard"><text:s/><text:span text:style-name="T1">Δx &lt; δ</text:span></text:p>
      <text:p text:style-name="Standard"><text:span text:style-name="T1">|S – Σ| &lt; ε</text:span></text:p>
      <text:p text:style-name="Standard"><text:span text:style-name="T1"/></text:p>
      <text:p text:style-name="Standard"><text:span text:style-name="T1">f(x) </text:span></text:p>
      <text:p text:style-name="Standard"><text:span text:style-name="T1">N, a, b</text:span></text:p>
      <text:p text:style-name="Standard"><text:span text:style-name="T1">dx=(b-a)/N</text:span></text:p>
      <text:p text:style-name="Standard"><text:span text:style-name="T1">S = 0 </text:span></text:p>
      <text:p text:style-name="Standard"><text:span text:style-name="T1">do I = 0, N – 1</text:span></text:p>
      <text:p text:style-name="Standard"><text:span text:style-name="T1">x = a + I*dx</text:span></text:p>
      <text:p text:style-name="Standard"><text:span text:style-name="T1">S = <text:s/>S <text:s/>+ f(x)*dx</text:span></text:p>
      <text:p text:style-name="Standard"><text:span text:style-name="T1">(S = S + f(x) end do S = S*dx)</text:span></text:p>
      <text:p text:style-name="Standard"><text:span text:style-name="T1">end do</text:span></text:p>
      <text:p text:style-name="Standard"><text:span text:style-name="T1">print*, S</text:span></text:p>
      <text:p text:style-name="Standard"><text:span text:style-name="T1"/></text:p>
      <text:p text:style-name="Standard"><text:span text:style-name="T1">Tarefa 1 </text:span></text:p>
      <text:p text:style-name="Standard"><text:span text:style-name="T1">→ retângulo x esq</text:span></text:p>
      <text:p text:style-name="Standard"><text:span text:style-name="T1">N = 2, 4, 8, 2 ^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5-09T15:39:04</meta:creation-date>
    <meta:generator>LibreOffice/3.5$Linux_X86_64 LibreOffice_project/350m1$Build-2</meta:generator>
    <dc:date>2016-05-09T16:29:21</dc:date>
    <dc:creator>Cristiane Oliveira</dc:creator>
    <meta:editing-duration>PT10M29S</meta:editing-duration>
    <meta:editing-cycles>2</meta:editing-cycles>
    <meta:document-statistic meta:table-count="0" meta:image-count="0" meta:object-count="0" meta:page-count="1" meta:paragraph-count="19" meta:word-count="86" meta:character-count="278" meta:non-whitespace-character-count="202"/>
  </office:meta>
</office:document-meta>
</file>